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lashTask.setUseproxy( boolean useProx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ashTask.setShowduration( int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ashTask.setProxy( String prox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ashTask.setImageURL( String img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ashTask.setPort( String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ashTask.execute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9">
            <text:p text:style-name="Table_20_Contents">19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SplashTask.logHeadless(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lashTask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ashTask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